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139.95pt"/>
    </style:style>
    <style:style style:name="co9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w6pql_sequencer_202006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1GOSCT-ND</text:p>
          </table:table-cell>
          <table:table-cell office:value-type="string" calcext:value-type="string">
            <text:p>Diode Standard 100V 200mA (DC)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74" calcext:value-type="currency">
            <text:p>$0.04</text:p>
          </table:table-cell>
          <table:table-cell table:formula="of:=[.E2]*[.F2]" office:value-type="currency" office:currency="USD" office:value="3.74" calcext:value-type="currency">
            <text:p>$3.74</text:p>
          </table:table-cell>
          <table:table-cell office:value-type="string" calcext:value-type="string">
            <text:p><text:a xlink:href="https://www.digikey.com/product-detail/en/on-semiconductor/BAS16LT1G/BAS16LT1GOSCT-ND/917796" xlink:type="simple">LINK</text:a></text:p>
          </table:table-cell>
          <table:table-cell office:value-type="string" calcext:value-type="string">
            <text:p>D1, 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314G-502ECT-ND</text:p>
          </table:table-cell>
          <table:table-cell office:value-type="string" calcext:value-type="string">
            <text:p>5 kOhms 0.25W, 1/4W Gull Wing Surface Mount Trimmer Potentiometer Cermet 1 Turn Top Adjustme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14" calcext:value-type="currency">
            <text:p>$1.91</text:p>
          </table:table-cell>
          <table:table-cell table:formula="of:=[.E3]*[.F3]" office:value-type="currency" office:currency="USD" office:value="19.14" calcext:value-type="currency">
            <text:p>$19.14</text:p>
          </table:table-cell>
          <table:table-cell office:value-type="string" calcext:value-type="string">
            <text:p><text:a xlink:href="https://www.digikey.com/product-detail/en/bourns-inc/3314G-1-502E/3314G-502ECT-ND/86461" xlink:type="simple">LINK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MMBT2907ALT1GOSCT-ND</text:p>
          </table:table-cell>
          <table:table-cell office:value-type="string" calcext:value-type="string">
            <text:p>Bipolar (BJT) Transistor PNP 60V 600mA 200MHz 300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561" calcext:value-type="currency">
            <text:p>$0.06</text:p>
          </table:table-cell>
          <table:table-cell table:formula="of:=[.E4]*[.F4]" office:value-type="currency" office:currency="USD" office:value="5.61" calcext:value-type="currency">
            <text:p>$5.61</text:p>
          </table:table-cell>
          <table:table-cell office:value-type="string" calcext:value-type="string">
            <text:p><text:a xlink:href="https://www.digikey.com/product-detail/en/on-semiconductor/MMBT2907ALT1G/MMBT2907ALT1GOSCT-ND/1139812" xlink:type="simple">LINK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MMBT6427LT1GOSCT-ND</text:p>
          </table:table-cell>
          <table:table-cell office:value-type="string" calcext:value-type="string">
            <text:p>Bipolar (BJT) Transistor NPN - Darlington 40V 500mA <text:s/>225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759" calcext:value-type="currency">
            <text:p>$0.08</text:p>
          </table:table-cell>
          <table:table-cell table:formula="of:=[.E5]*[.F5]" office:value-type="currency" office:currency="USD" office:value="7.59" calcext:value-type="currency">
            <text:p>$7.59</text:p>
          </table:table-cell>
          <table:table-cell office:value-type="string" calcext:value-type="string">
            <text:p><text:a xlink:href="https://www.digikey.com/product-detail/en/on-semiconductor/MMBT6427LT1G/MMBT6427LT1GOSCT-ND/1139827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6]*[.F6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s/en?keywords=311-499CRCT-ND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7]*[.F7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KL/311-1-00KCRCT-ND/730391" xlink:type="simple">LINK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541-4321-1-ND</text:p>
          </table:table-cell>
          <table:table-cell office:value-type="string" calcext:value-type="string">
            <text:p>5 kOhms ±1% 0.125W, 1/8W Chip Resistor 0805 (2012 Metric) Automotive AEC-Q200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96" calcext:value-type="currency">
            <text:p>$0.05</text:p>
          </table:table-cell>
          <table:table-cell table:formula="of:=[.E8]*[.F8]" office:value-type="currency" office:currency="USD" office:value="4.96" calcext:value-type="currency">
            <text:p>$4.96</text:p>
          </table:table-cell>
          <table:table-cell office:value-type="string" calcext:value-type="string">
            <text:p><text:a xlink:href="https://www.digikey.com/product-detail/en/vishay-dale/CRCW08055K00FKTA/541-4321-1-ND/8565934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9]*[.F9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0KL/311-10-0KCRCT-ND/730482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0]*[.F10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00KL/311-100KCRCT-ND/73049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9155-1-ND</text:p>
          </table:table-cell>
          <table:table-cell table:style-name="Default" office:value-type="string" calcext:value-type="string">
            <text:p>2.2µF ±10% 50V Ceramic Capacitor X7R 1206 (3216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21" calcext:value-type="currency">
            <text:p>$0.22</text:p>
          </table:table-cell>
          <table:table-cell table:formula="of:=[.E11]*[.F11]" office:value-type="currency" office:currency="USD" office:value="2.21" calcext:value-type="currency">
            <text:p>$2.21</text:p>
          </table:table-cell>
          <table:table-cell office:value-type="string" calcext:value-type="string">
            <text:p><text:a xlink:href="https://www.digikey.com/product-detail/en/kemet/C1206C225K5RACAUTO7210/399-19155-1-ND/966663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0447-1-ND</text:p>
          </table:table-cell>
          <table:table-cell table:style-name="Default" office:value-type="string" calcext:value-type="string">
            <text:p>2.2µF Molded Tantalum Capacitors 35V 1206 (3216 Metric) 4.5Oh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441" calcext:value-type="currency">
            <text:p>$0.44</text:p>
          </table:table-cell>
          <table:table-cell table:formula="of:=[.E12]*[.F12]" office:value-type="currency" office:currency="USD" office:value="4.41" calcext:value-type="currency">
            <text:p>$4.41</text:p>
          </table:table-cell>
          <table:table-cell office:value-type="string" calcext:value-type="string">
            <text:p><text:a xlink:href="https://www.digikey.com/product-detail/en/kemet/T491A225K035AT/399-10447-1-ND/390781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M324DR2GOSCT-ND</text:p>
          </table:table-cell>
          <table:table-cell office:value-type="string" calcext:value-type="string">
            <text:p>General Purpose Amplifier 4 Circuit <text:s/>14-SOI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56" calcext:value-type="currency">
            <text:p>$0.36</text:p>
          </table:table-cell>
          <table:table-cell table:formula="of:=[.E13]*[.F13]" office:value-type="currency" office:currency="USD" office:value="3.56" calcext:value-type="currency">
            <text:p>$3.56</text:p>
          </table:table-cell>
          <table:table-cell office:value-type="string" calcext:value-type="string">
            <text:p><text:a xlink:href="https://www.digikey.com/product-detail/en/on-semiconductor/LM324DR2G/LM324DR2GOSCT-ND/917944" xlink:type="simple">LINK</text:a>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3])" office:value-type="currency" office:currency="USD" office:value="57.74" calcext:value-type="currency">
            <text:p>$57.74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00/00/0000</text:date>, <text:time style:data-style-name="N2" text:time-value="03:19:17.54621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9T03:28:11.431677468</dc:date>
    <meta:editing-duration>P1DT13H3M56S</meta:editing-duration>
    <meta:editing-cycles>128</meta:editing-cycles>
    <meta:generator>LibreOffice/5.1.6.2$Linux_X86_64 LibreOffice_project/10m0$Build-2</meta:generator>
    <meta:document-statistic meta:table-count="1" meta:cell-count="110" meta:object-count="0"/>
  </office:meta>
</office:document-meta>
</file>